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3" style:font-size-asian="12pt" style:font-name-complex="Times New Roman3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3" style:font-name-complex="Times New Roman3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font-weight="bold" style:font-name-asian="Times New Roman3" style:font-weight-asian="bold" style:font-name-complex="Times New Roman3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fo:language="ru" fo:country="RU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9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59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Мертвая зона (изменяемая)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7">C</text:span><text:span text:style-name="T1">и</text:span> <text:span text:style-name="T7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71cm" svg:height="2.2cm" draw:z-index="1"><draw:image xlink:href="../images/3059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4">Блок реализует алгоритм линейного звена с коэффициентом усиления равным 1 и зоной нечувствительности, которая </text:span><text:span text:style-name="T5">изменяется</text:span><text:span text:style-name="T4"> в зависимости от входного сигнала на втором входном порте.</text:span></text:p>
            <text:p text:style-name="P4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:</text:span></text:p>
            <text:p text:style-name="P5"><draw:frame draw:style-name="fr1" draw:name="Графический объект3" text:anchor-type="as-char" svg:width="12.702cm" svg:height="3.969cm" draw:z-index="2"><draw:image xlink:href="../images/3059_submodel.png" xlink:type="simple" xlink:show="embed" xlink:actuate="onLoad"/></draw:frame></text:p>
            <text:p text:style-name="P4"><text:span text:style-name="T6">Входные сигналы</text:span>:</text:p>
            <text:list xml:id="list3089205312834509337" text:style-name="L1">
              <text:list-item>
                <text:p text:style-name="P7">Вход — входной сигнал блока.</text:p>
              </text:list-item>
              <text:list-item>
                <text:p text:style-name="P7">Зона нечувствительности — величина «мертвой зоны». Если вход по абсолютной величине меньше зоны нечувствительности, то выход блока равен 0.</text:p>
              </text:list-item>
            </text:list>
            <text:p text:style-name="P4"><text:span text:style-name="T6">Выходной сигнал</text:span>:</text:p>
            <text:list xml:id="list1657652193967223518" text:style-name="L2">
              <text:list-item>
                <text:p text:style-name="P8">Выход — равен 0, если входной сигнал по абсолютному значению меньше мертвой зоны. Иначе выход равен разности входного сигнала и величины мертвой зоны, домноженной на знак входного сигнала.</text:p>
              </text:list-item>
            </text:list>
            <text:p text:style-name="P4"><text:span text:style-name="T8">Свойства:</text:span><text:span text:style-name="T9"> для работы блока задавать свойства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ртвая зона (изменяемая)</dc:title>
    <dc:date>2014-12-09T10:22:25.53</dc:date>
    <meta:generator>OpenOffice/4.1.1$Win32 OpenOffice.org_project/411m6$Build-9775</meta:generator>
    <meta:editing-duration>PT3H38M47S</meta:editing-duration>
    <meta:editing-cycles>73</meta:editing-cycles>
    <meta:document-statistic meta:table-count="1" meta:image-count="3" meta:object-count="0" meta:page-count="1" meta:paragraph-count="15" meta:word-count="122" meta:character-count="832"/>
  </office:meta>
</office:document-meta>
</file>